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48cm" svg:height="1.669cm" svg:x="4.529cm" svg:y="7.045cm" svg:viewBox="0 0 949 1670" svg:d="M949 139c-9 270-268 1189-439 1421-171 233-582 59-499-199s222-907 232-1114c10-208 716-378 706-108z">
          <text:p/>
        </draw:path>
        <draw:path draw:style-name="gr2" draw:text-style-name="P1" draw:layer="layout" svg:width="0.903cm" svg:height="0.661cm" draw:transform="skewX (0.00244346095279196) rotate (-2.1556561591382) translate (5.6043069992838cm 7.157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835cm" svg:height="0.55cm" draw:transform="rotate (-2.15617975791379) translate (5.27565430140249cm 8.249007634598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0.903cm" svg:height="0.66cm" draw:transform="skewX (0.00122173047639606) rotate (-2.15652882376419) translate (5.6047069715421cm 4.9581954926457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7:01:55.956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